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" fo:font-size="26pt" fo:text-shadow="1pt 1pt" style:font-size-asian="26pt" style:font-size-complex="26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ffffff" style:font-name="Segoe UI1" fo:font-size="26pt" fo:font-style="normal" fo:text-shadow="1pt 1pt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ffffff" style:font-name="Segoe UI1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style:font-size-asian="32pt" style:font-size-complex="32pt"/>
    </style:style>
    <style:style style:name="T4" style:family="text">
      <style:text-properties fo:color="#ffffff" style:font-name="Segoe UI1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2.794cm" svg:x="1.27cm" svg:y="0.254cm">
          <draw:text-box>
            <text:p text:style-name="P1"><text:span text:style-name="T1">Epistle Reading</text:span></text:p>
            <text:p text:style-name="P1"><text:span text:style-name="T2">Romans 10:8–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654cm" svg:height="9.269cm" svg:x="1.27cm" svg:y="0.254cm">
          <draw:text-box>
            <text:p text:style-name="P4"><text:span text:style-name="T3">8</text:span><text:span text:style-name="T4">But what does it say? “The word is near you, in your mouth and in your heart” (that is, the word of faith that we proclaim); </text:span><text:span text:style-name="T3">9</text:span><text:span text:style-name="T4">because, if you confess with your mouth that Jesus is Lord and believe in your heart that God raised him from the dead, you will be sav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5.654cm" svg:height="7.766cm" svg:x="1.27cm" svg:y="0.254cm">
          <draw:text-box>
            <text:p text:style-name="P4"><text:span text:style-name="T3">10</text:span><text:span text:style-name="T4">For with the heart one believes and is justified, and with the mouth one confesses and is saved. </text:span><text:span text:style-name="T3">11</text:span><text:span text:style-name="T4">For the Scripture says, “Everyone who believes in him will not be put to shame.” </text:span><text:span text:style-name="T3">12</text:span><text:span text:style-name="T4">For there is no distinction between Jew and Greek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5" draw:layer="layout" svg:width="25.654cm" svg:height="4.826cm" svg:x="1.27cm" svg:y="0.254cm">
          <draw:text-box>
            <text:p text:style-name="P6"><text:span text:style-name="T4">the same Lord is Lord of all, bestowing his riches on all who call on him. </text:span><text:span text:style-name="T3">13</text:span><text:span text:style-name="T4">For “everyone who calls on the name of the Lord will be sav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0:16:24.973000000</meta:creation-date>
    <dc:date>2016-02-13T14:21:26.759000000</dc:date>
    <meta:editing-duration>PT8M21S</meta:editing-duration>
    <meta:editing-cycles>5</meta:editing-cycles>
    <meta:generator>LibreOffice/5.0.4.2$Windows_x86 LibreOffice_project/2b9802c1994aa0b7dc6079e128979269cf95bc78</meta:generator>
    <meta:document-statistic meta:object-count="33"/>
  </office:meta>
</office:document-meta>
</file>